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7327in"/>
    </style:style>
    <style:style style:name="co5" style:family="table-column">
      <style:table-column-properties fo:break-before="auto" style:column-width="4.4339in"/>
    </style:style>
    <style:style style:name="co6" style:family="table-column">
      <style:table-column-properties fo:break-before="auto" style:column-width="1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9900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font-name="Arimo" style:text-underline-style="none" style:font-name-asian="DejaVu Sans Condensed" style:font-name-complex="Lohit Hindi"/>
    </style:style>
    <style:style style:name="ce12" style:family="table-cell" style:parent-style-name="Default">
      <style:text-properties fo:color="#cc99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2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4" office:value-type="string">
            <text:p>s_fov </text:p>
          </table:table-cell>
          <table:table-cell office:value-type="string">
            <text:p>NULL</text:p>
          </table:table-cell>
          <table:table-cell/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2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4"/>
          <table:table-cell table:style-name="ce16" table:number-columns-repeated="3"/>
        </table:table-row>
        <table:table-row table:style-name="ro1">
          <table:table-cell/>
          <table:table-cell table:style-name="ce2" office:value-type="string">
            <text:p>t_resolution</text:p>
          </table:table-cell>
          <table:table-cell table:style-name="ce9" office:value-type="string">
            <text:p>Mismo valor que el t_exptime (por mientras)</text:p>
          </table:table-cell>
          <table:table-cell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3">
          <table:table-cell office:value-type="string">
            <text:p>x</text:p>
          </table:table-cell>
          <table:table-cell table:style-name="ce5" office:value-type="string">
            <text:p>em_res_power </text:p>
          </table:table-cell>
          <table:table-cell office:value-type="string">
            <text:p>Spectral_Window.name = ...#FULL_RES Spectal_Window.resolution </text:p>
          </table:table-cell>
          <table:table-cell table:style-name="ce10"/>
          <table:table-cell table:style-name="ce13" office:value-type="string">
            <text:p>Problema: ¿como ubicar un Spectral_Window especifico? </text:p>
            <text:p>Ejemplo: uid___A002_X36a70f_X318, scan 1 tiene souceName = J0522-364, el que a su vez tiene 33 spectralWindows, algunos de los cuales tienen &lt;resolution&gt; y no todos los resolution tienen el mismo valor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4" office:value-type="string">
            <text:p>noise 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redshift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" office:value-type="string">
            <text:p>fits_name</text:p>
          </table:table-cell>
          <table:table-cell table:style-name="ce11" office:value-type="string">
            <text:p>Nombre del fits asociado</text:p>
          </table:table-cell>
          <table:table-cell table:style-name="ce10" office:value-type="string">
            <text:p>OK</text:p>
          </table:table-cell>
          <table:table-cell table:style-name="ce15"/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2" office:value-type="string">
            <text:p>Solo falta detallar la velocidad de la luz</text:p>
          </table:table-cell>
          <table:table-cell table:number-columns-repeated="3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19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0000-00-00T12:52: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8-12T12:59:18</dc:date>
    <meta:editing-duration>PT4H26M20S</meta:editing-duration>
    <meta:editing-cycles>31</meta:editing-cycles>
    <meta:generator>LibreOffice/4.0.2.2$Linux_x86 LibreOffice_project/400m0$Build-2</meta:generator>
    <dc:creator>Hector Calquin</dc:creator>
    <meta:document-statistic meta:table-count="3" meta:cell-count="113" meta:object-count="0"/>
  </office:meta>
</office:document-meta>
</file>